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bf0" officeooo:paragraph-rsid="001e8bf0"/>
    </style:style>
    <style:style style:name="P2" style:family="paragraph" style:parent-style-name="Standard">
      <style:text-properties officeooo:rsid="001f22f6" officeooo:paragraph-rsid="001f22f6"/>
    </style:style>
    <style:style style:name="P3" style:family="paragraph" style:parent-style-name="Standard">
      <style:text-properties officeooo:rsid="0020e96e" officeooo:paragraph-rsid="0020e96e"/>
    </style:style>
    <style:style style:name="P4" style:family="paragraph" style:parent-style-name="Standard">
      <style:text-properties officeooo:rsid="00214a21" officeooo:paragraph-rsid="00214a21"/>
    </style:style>
    <style:style style:name="P5" style:family="paragraph" style:parent-style-name="Standard">
      <style:text-properties officeooo:rsid="00214a21" officeooo:paragraph-rsid="00217652"/>
    </style:style>
    <style:style style:name="P6" style:family="paragraph" style:parent-style-name="Standard">
      <style:text-properties officeooo:rsid="00217652" officeooo:paragraph-rsid="00217652"/>
    </style:style>
    <style:style style:name="P7" style:family="paragraph" style:parent-style-name="Standard">
      <style:text-properties officeooo:rsid="001e8bf0" officeooo:paragraph-rsid="001e8bf0"/>
    </style:style>
    <style:style style:name="P8" style:family="paragraph" style:parent-style-name="Standard">
      <style:text-properties officeooo:rsid="00258f5a" officeooo:paragraph-rsid="00258f5a"/>
    </style:style>
    <style:style style:name="T1" style:family="text">
      <style:text-properties officeooo:rsid="002176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-Durgas </text:p>
      <text:p text:style-name="P1">---------------------</text:p>
      <text:p text:style-name="P1">vpc: virtual private cloud : it will provide the security and isolate the resoucres that belongs different organizations or customers.</text:p>
      <text:p text:style-name="P1"/>
      <text:p text:style-name="P8">Vpc:</text:p>
      <text:p text:style-name="P8">Route table</text:p>
      <text:p text:style-name="P8">security group</text:p>
      <text:p text:style-name="P8">nacl</text:p>
      <text:p text:style-name="P8"/>
      <text:p text:style-name="P8"/>
      <text:p text:style-name="P2">Important things to create </text:p>
      <text:p text:style-name="P2">Ami</text:p>
      <text:p text:style-name="P2">key-pair</text:p>
      <text:p text:style-name="P2">insrance type</text:p>
      <text:p text:style-name="P2">subnet</text:p>
      <text:p text:style-name="P2">sg</text:p>
      <text:p text:style-name="P2"/>
      <text:p text:style-name="P2"/>
      <text:p text:style-name="P3">public ip -&gt; these used to communcate with internet</text:p>
      <text:p text:style-name="P3">private ip -&gt; used to communicate within local network</text:p>
      <text:p text:style-name="P3"/>
      <text:p text:style-name="P4">OS:</text:p>
      <text:p text:style-name="P4">it is an interface between user and computer.</text:p>
      <text:p text:style-name="P4">Cli -&gt; command line interface --&gt;unix ,linux</text:p>
      <text:p text:style-name="P4">gui -&gt; graphical user interface --&gt;windows,mac</text:p>
      <text:p text:style-name="P5">90%workload server in cloud are linux server --&gt; high <text:s/><text:span text:style-name="T1">security, it is an os accessed <text:s/>by professional linux <text:s/>hir</text:span></text:p>
      <text:p text:style-name="P5"/>
      <text:p text:style-name="P6">commands</text:p>
      <text:p text:style-name="P6">us-east-1</text:p>
      <text:p text:style-name="P6">ap-south-1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16:38:52.438376579</meta:creation-date>
    <dc:date>2025-11-02T21:26:37.444576878</dc:date>
    <meta:editing-duration>PT4H11M4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04" meta:character-count="642" meta:non-whitespace-character-count="559"/>
  </office:meta>
</office:document-meta>
</file>